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Negrita" style:font-family-generic="swiss" style:font-pitch="variable"/>
    <style:font-face style:name="Segoe UI2" svg:font-family="'Segoe UI'"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paragraph-properties fo:break-before="page"/>
    </style:style>
    <style:style style:name="P5" style:family="paragraph" style:parent-style-name="Signature">
      <style:text-properties officeooo:rsid="000f2c3a" officeooo:paragraph-rsid="000f2c3a"/>
    </style:style>
    <style:style style:name="P6" style:family="paragraph" style:parent-style-name="Text_20_body">
      <style:text-properties officeooo:rsid="000f2c3a" officeooo:paragraph-rsid="000f2c3a"/>
    </style:style>
    <style:style style:name="P7" style:family="paragraph" style:parent-style-name="Text_20_body">
      <style:text-properties officeooo:paragraph-rsid="000f2c3a"/>
    </style:style>
    <style:style style:name="P8" style:family="paragraph" style:parent-style-name="Title">
      <style:text-properties style:font-name="Segoe UI1" fo:font-size="44pt" officeooo:rsid="000f2c3a" officeooo:paragraph-rsid="000f2c3a"/>
    </style:style>
    <style:style style:name="P9" style:family="paragraph" style:parent-style-name="Heading_20_1">
      <style:text-properties officeooo:rsid="000f2c3a" officeooo:paragraph-rsid="000f2c3a"/>
    </style:style>
    <style:style style:name="P10" style:family="paragraph" style:parent-style-name="Heading_20_2">
      <style:text-properties officeooo:rsid="000f2c3a" officeooo:paragraph-rsid="000f2c3a"/>
    </style:style>
    <style:style style:name="T1" style:family="text">
      <style:text-properties style:font-name="Segoe UI"/>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P8">PORTADA</text:p>
      <text:p text:style-name="Subtitle">Esto es un <text:span text:style-name="T1">subtítul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ignature">NOMBRE Y APELLIDOS</text:p>
      <text:p text:style-name="P5">NOMBRE DEL CURS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1"><text:a xlink:type="simple" xlink:href="#__RefHeading___Toc430_3311750678" text:style-name="Index_20_Link" text:visited-style-name="Index_20_Link">TÍTULO PRINCIPAL 1<text:tab/>3</text:a></text:p>
          <text:p text:style-name="P2"><text:a xlink:type="simple" xlink:href="#__RefHeading___Toc432_3311750678" text:style-name="Index_20_Link" text:visited-style-name="Index_20_Link">TÍTULO secundario<text:tab/>3</text:a></text:p>
        </text:index-body>
      </text:table-of-content>
      <text:p text:style-name="P5"/>
      <text:p text:style-name="P4"/>
      <text:p text:style-name="Standard"/>
      <text:p text:style-name="Standard"/>
      <text:p text:style-name="Standard"/>
      <text:h text:style-name="P9" text:outline-level="1"><text:bookmark-start text:name="__RefHeading___Toc430_3311750678"/>TÍTULO PRINCIPAL 1<text:bookmark-end text:name="__RefHeading___Toc430_3311750678"/></text:h>
      <text:p text:style-name="P7"/>
      <text:p text:style-name="P7"/>
      <text:p text:style-name="P7">Etiam mollis dapibus ullamcorper. Phasellus laoreet purus dolor, ut rhoncus erat commodo accumsan. Proin porta nibh eget mauris mollis, maximus commodo risus scelerisque. Nunc dapibus velit a eros tempus consectetur. Sed in elit fringilla, vehicula neque eu, dictum dolor. Proin gravida tempor efficitur. Quisque lectus nibh, ornare ac lacus non, scelerisque maximus orci. </text:p>
      <text:p text:style-name="Text_20_body">Duis egestas sodales mauris vitae eleifend. Nam ultricies sem orci, et ultricies elit consequat eget. Fusce posuere vestibulum orci, vestibulum aliquam leo viverra vel. Cras eu sem eget massa varius vehicula. In vulputate commodo massa eget tempor. Vivamus ultricies porttitor turpis, at sodales dolor suscipit semper. Nullam tempor semper faucibus. Integer faucibus hendrerit turpis eu interdum. Sed posuere, tortor non facilisis sollicitudin, sapien arcu pellentesque neque, in ullamcorper massa lectus mollis erat. Phasellus mauris orci, dapibus pharetra arcu ut, scelerisque scelerisque massa. Donec libero leo, congue sit amet magna in, interdum vehicula quam. Phasellus viverra nunc lorem. Mauris ex nunc, semper a pellentesque dignissim, tincidunt quis nisi. Donec semper suscipit eros id pulvinar. Praesent sodales vel odio a sollicitudin. </text:p>
      <text:p text:style-name="Text_20_body">Proin lacinia luctus lorem. Maecenas sagittis augue eros, ut imperdiet ligula lobortis quis. Praesent rutrum feugiat purus non bibendum. Vivamus iaculis tristique accumsan. Quisque laoreet vel nibh et hendrerit. Duis ut est congue, lobortis odio tincidunt, varius nibh. Duis vel tellus ut lacus eleifend rutrum sed vitae lectus. Nunc eu nibh vulputate, faucibus sapien et, venenatis est. Integer venenatis accumsan interdum. Nunc et sem in sem faucibus viverra. Integer non risus a nisl bibendum elementum at eu lorem. Fusce vel lacus eu odio blandit egestas. Nullam malesuada rhoncus finibus. Vivamus eu ante scelerisque, scelerisque turpis non, eleifend odio. Donec aliquet et sapien et egestas. </text:p>
      <text:p text:style-name="P7"/>
      <text:p text:style-name="P7"/>
      <text:h text:style-name="P10" text:outline-level="2"><text:bookmark-start text:name="__RefHeading___Toc432_3311750678"/>TÍTULO secundario<text:bookmark-end text:name="__RefHeading___Toc432_3311750678"/></text:h>
      <text:p text:style-name="P7">Etiam mollis dapibus ullamcorper. Phasellus laoreet purus dolor, ut rhoncus erat commodo accumsan. Proin porta nibh eget mauris mollis, maximus commodo risus scelerisque. Nunc dapibus velit a eros tempus consectetur. Sed in elit fringilla, vehicula neque eu, dictum dolor. Proin gravida tempor efficitur. Quisque lectus nibh, ornare ac lacus non, scelerisque maximus orci.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Segoe UI1" svg:font-family="'Segoe UI'" style:font-adornments="Negrita" style:font-family-generic="swiss" style:font-pitch="variable"/>
    <style:font-face style:name="Segoe UI2" svg:font-family="'Segoe UI'"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Segoe UI2" fo:font-family="'Segoe UI'" style:font-style-name="Normal" style:font-family-generic="swiss" style:font-pitch="variable" fo:font-size="18pt" officeooo:rsid="000f2c3a" style:font-size-asian="18pt" style:font-size-complex="18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15:40:36.567000000</meta:creation-date>
    <meta:editing-duration>PT5M11S</meta:editing-duration>
    <meta:editing-cycles>2</meta:editing-cycles>
    <meta:generator>LibreOffice/7.0.1.2$Windows_X86_64 LibreOffice_project/7cbcfc562f6eb6708b5ff7d7397325de9e764452</meta:generator>
    <dc:date>2021-09-16T15:45:42.316000000</dc:date>
    <meta:document-statistic meta:table-count="0" meta:image-count="0" meta:object-count="0" meta:page-count="3" meta:paragraph-count="13" meta:word-count="353" meta:character-count="2433" meta:non-whitespace-character-count="2089"/>
  </office:meta>
</office:document-meta>
</file>